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7222218" text:style-name="L1">
        <text:list-item>
          <text:p text:style-name="P1">Created account of NexGen on Google to access Google Analytics.</text:p>
        </text:list-item>
        <text:list-item>
          <text:p text:style-name="P1">Created account on Google Places waiting for Post Card from Google Places.</text:p>
        </text:list-item>
        <text:list-item>
          <text:p text:style-name="P1">Yahoo Places.Need to have local Numbers and local addres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8T07:09:09.82</meta:creation-date>
    <meta:generator>OpenOffice.org/3.3$Win32 OpenOffice.org_project/330m20$Build-9567</meta:generator>
    <dc:date>2012-03-18T08:03:21.30</dc:date>
    <meta:editing-duration>PT54M9S</meta:editing-duration>
    <meta:editing-cycles>3</meta:editing-cycles>
    <meta:document-statistic meta:table-count="0" meta:image-count="0" meta:object-count="0" meta:page-count="1" meta:paragraph-count="3" meta:word-count="34" meta:character-count="201"/>
  </office:meta>
</office:document-meta>
</file>